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variant="normal" fo:text-transform="none" fo:color="#222222" style:font-name="Calibri" fo:font-size="12pt" fo:letter-spacing="normal" fo:font-style="normal" fo:font-weight="normal"/>
    </style:style>
    <style:style style:name="P3" style:family="paragraph" style:parent-style-name="Text_20_body">
      <style:paragraph-properties fo:background-color="#83caff">
        <style:background-image/>
      </style:paragraph-properties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1155cc" style:font-name="Arial1" fo:font-size="10pt" fo:letter-spacing="normal" fo:font-style="normal" style:text-underline-style="solid" style:text-underline-width="auto" style:text-underline-color="font-color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23ff2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esenvolvimento aplicação Ticplus para terminais POS Vx520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Desenvolvimento aplicação Ticplus para terminais POS Vx520<text:tab/>1</text:p>
          <text:p text:style-name="P6"><text:s/><text:tab/>1</text:p>
          <text:p text:style-name="P6">Especificações<text:tab/>2</text:p>
          <text:p text:style-name="P8">Tela Inicial<text:tab/>2</text:p>
          <text:p text:style-name="P8">Tela Principal<text:tab/>3</text:p>
          <text:p text:style-name="P7">Tela Venda<text:tab/>3</text:p>
          <text:p text:style-name="P7">Tela Relatórios<text:tab/>4</text:p>
          <text:p text:style-name="P6">Notas técnicas<text:tab/>5</text:p>
          <text:p text:style-name="P6">Planificação do projeto<text:tab/>6</text:p>
        </text:index-body>
      </text:table-of-content>
      <text:h text:style-name="Heading_20_2" text:outline-level="2"><text:s/></text:h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p text:style-name="Text_20_body"><text:s/></text:p>
      <text:h text:style-name="Heading_20_2" text:outline-level="2"><text:soft-page-break/>Especificações</text:h>
      <text:h text:style-name="Heading_20_3" text:outline-level="3">Tela Inicial</text:h>
      <text:p text:style-name="P1">Após o usuário ligar o terminal, o sistema operativo Verix V será iniciado e o aplicativo Ticplus começará a rodar, mostrando os menus iniciais.</text:p>
      <text:p text:style-name="P1"><draw:rect text:anchor-type="paragraph" draw:z-index="0" draw:style-name="gr1" draw:text-style-name="P11" svg:width="7.541cm" svg:height="3.458cm" svg:x="3.565cm" svg:y="0.312cm"><text:p/></draw:rect></text:p>
      <text:p text:style-name="P1"><draw:rect text:anchor-type="paragraph" draw:z-index="1" draw:style-name="gr2" draw:text-style-name="P11" svg:width="6.51cm" svg:height="0.953cm" svg:x="3.988cm" svg:y="0.055cm"><text:p text:style-name="P11">Iniciar</text:p></draw:rect></text:p>
      <text:p text:style-name="P1"/>
      <text:h text:style-name="Heading_20_2" text:outline-level="2"><draw:rect text:anchor-type="paragraph" draw:z-index="2" draw:style-name="gr2" draw:text-style-name="P11" svg:width="6.51cm" svg:height="0.953cm" svg:x="3.988cm" svg:y="0.12cm"><text:p text:style-name="P11">Setup</text:p></draw:rect></text:h>
      <text:p text:style-name="Text_20_body"/>
      <text:p text:style-name="P1">A opção de Setup irá encaminhar aos seguintes sub menus:</text:p>
      <text:p text:style-name="P1">1. Configurar Conexão</text:p>
      <text:p text:style-name="P1">1.1 Ethernet</text:p>
      <text:p text:style-name="P1">1.2 GPRS</text:p>
      <text:p text:style-name="P1">O usuário deverá poder indicar, qual das duas conexões (não as duas simultaneamente) deverá ser usada nas etapas seguintes.</text:p>
      <text:p text:style-name="P1">Já a escolha da opção Iniciar, irá desencadear a atualização da base de dados local. O sistema irá baixar um arquivo XML usando o protocolo HTTP (ex:https://www.ticplus.com/api/BaixarDadosTerminal?{Número_de_série_do_POS}).</text:p>
      <text:p text:style-name="P1">O arquivo XML irá conter as seguintes informações :</text:p>
      <text:list xml:id="list40632358" text:style-name="L1">
        <text:list-item>
          <text:p text:style-name="P10">Template para impressão de ingressos.</text:p>
        </text:list-item>
        <text:list-item>
          <text:p text:style-name="P10">Operadores disponíveis para o terminal.</text:p>
        </text:list-item>
        <text:list-item>
          <text:p text:style-name="P10">Dados relaciones aos eventos (eventos, ingressos, lotes, valores).</text:p>
        </text:list-item>
      </text:list>
      <text:p text:style-name="P1">Durante este processo, a mensagem «BAIXANDO ATUALIZAÇÕES» será inserida na tela, devendo o usuário aguardar a conclusão para passar à próxima tela.</text:p>
      <text:p text:style-name="P1">Caso a inicialização falhar, devido à falta de conectividade ou ao servidor remoto não ser acessível, a mensagem «CONEXÃO INSTÁVEL, APERTE A TECLA VERDE PARA REINICIAR», deverá ser mostrada na tela.</text:p>
      <text:p text:style-name="P1">Após finalizada a inicialização, a tela de login é mostrada:</text:p>
      <text:p text:style-name="P1"><draw:rect text:anchor-type="paragraph" draw:z-index="3" draw:style-name="gr1" draw:text-style-name="P11" svg:width="7.7cm" svg:height="3.467cm" svg:x="3.406cm" svg:y="0.173cm"><text:p/></draw:rect></text:p>
      <text:p text:style-name="P1"><draw:rect text:anchor-type="paragraph" draw:z-index="4" draw:style-name="gr2" draw:text-style-name="P11" svg:width="2.408cm" svg:height="0.837cm" svg:x="3.882cm" svg:y="-0.185cm"><text:p text:style-name="P11">Operário</text:p></draw:rect><draw:rect text:anchor-type="paragraph" draw:z-index="12" draw:style-name="gr3" draw:text-style-name="P11" svg:width="4.188cm" svg:height="0.837cm" svg:x="6.29cm" svg:y="-0.185cm"><text:p text:style-name="P11">89898989898</text:p></draw:rect></text:p>
      <text:p text:style-name="P1"><draw:rect text:anchor-type="paragraph" draw:z-index="13" draw:style-name="gr2" draw:text-style-name="P11" svg:width="2.408cm" svg:height="0.837cm" svg:x="3.882cm" svg:y="-0.048cm"><text:p text:style-name="P11">Senha</text:p></draw:rect><draw:rect text:anchor-type="paragraph" draw:z-index="14" draw:style-name="gr3" draw:text-style-name="P11" svg:width="4.188cm" svg:height="0.837cm" svg:x="6.29cm" svg:y="-0.048cm"><text:p text:style-name="P11">* * * * * * * </text:p></draw:rect></text:p>
      <text:p text:style-name="P1"><draw:rect text:anchor-type="paragraph" draw:z-index="15" draw:style-name="gr4" draw:text-style-name="P11" svg:width="2.059cm" svg:height="0.77cm" svg:x="6.022cm" svg:y="0.42cm"><text:p text:style-name="P11">OK</text:p></draw:rect></text:p>
      <text:p text:style-name="P1"/>
      <text:p text:style-name="P1"/>
      <text:p text:style-name="P1">Caso o número de operador ou a senha digitados sejam incorretos, a mensagem «OPERADOR OU SENHA INCORRETOS» será mostrada na tela, devendo o usuário clicar no botão Ok para voltar à tela de Login. Caso o login seja feito com sucesso, a tela principal será mostrada.</text:p>
      <text:h text:style-name="Heading_20_3" text:outline-level="3"><text:soft-page-break/>Tela Principal</text:h>
      <text:p text:style-name="P4"><draw:rect text:anchor-type="paragraph" draw:z-index="5" draw:style-name="gr1" draw:text-style-name="P11" svg:width="7.541cm" svg:height="4.165cm" svg:x="3.565cm" svg:y="0.402cm"><text:p/></draw:rect></text:p>
      <text:p text:style-name="P1"><draw:rect text:anchor-type="paragraph" draw:z-index="6" draw:style-name="gr2" draw:text-style-name="P11" svg:width="6.51cm" svg:height="0.953cm" svg:x="3.988cm" svg:y="0.323cm"><text:p text:style-name="P11">Venda</text:p></draw:rect></text:p>
      <text:p text:style-name="P1"/>
      <text:p text:style-name="P1"><draw:rect text:anchor-type="paragraph" draw:z-index="7" draw:style-name="gr2" draw:text-style-name="P11" svg:width="6.51cm" svg:height="0.953cm" svg:x="3.988cm" svg:y="0.099cm"><text:p text:style-name="P11">Relatórios</text:p></draw:rect></text:p>
      <text:p text:style-name="P1"/>
      <text:p text:style-name="P1"><draw:rect text:anchor-type="paragraph" draw:z-index="8" draw:style-name="gr2" draw:text-style-name="P11" svg:width="6.51cm" svg:height="0.953cm" svg:x="3.921cm" svg:y="0.016cm"><text:p text:style-name="P11">Logoff</text:p></draw:rect></text:p>
      <text:p text:style-name="P1"/>
      <text:h text:style-name="Heading_20_4" text:outline-level="4">Tela Venda</text:h>
      <text:p text:style-name="Text_20_body">Inicialmente a aparecerá uma tela para digitação do código do ingresso.</text:p>
      <text:p text:style-name="Text_20_body"><draw:rect text:anchor-type="paragraph" draw:z-index="9" draw:style-name="gr1" draw:text-style-name="P11" svg:width="7.7cm" svg:height="3.467cm" svg:x="3.406cm" svg:y="0.173cm"><text:p/></draw:rect></text:p>
      <text:p text:style-name="Text_20_body"><draw:rect text:anchor-type="paragraph" draw:z-index="10" draw:style-name="gr2" draw:text-style-name="P11" svg:width="3.248cm" svg:height="0.837cm" svg:x="3.905cm" svg:y="0.242cm"><text:p text:style-name="P11">Código Ingresso</text:p></draw:rect><draw:rect text:anchor-type="paragraph" draw:z-index="11" draw:style-name="gr3" draw:text-style-name="P11" svg:width="3.439cm" svg:height="0.837cm" svg:x="7.153cm" svg:y="0.242cm"><text:p text:style-name="P11">dsfds-*9988</text:p></draw:rect></text:p>
      <text:p text:style-name="P1"/>
      <text:p text:style-name="P1"><draw:rect text:anchor-type="paragraph" draw:z-index="16" draw:style-name="gr4" draw:text-style-name="P11" svg:width="2.059cm" svg:height="0.77cm" svg:x="4.801cm" svg:y="0.323cm"><text:p text:style-name="P11">OK</text:p></draw:rect><draw:rect text:anchor-type="paragraph" draw:z-index="17" draw:style-name="gr4" draw:text-style-name="P11" svg:width="2.059cm" svg:height="0.77cm" svg:x="7.86cm" svg:y="0.323cm"><text:p text:style-name="P11">Retornar</text:p></draw:rect></text:p>
      <text:p text:style-name="P1"/>
      <text:p text:style-name="P1"/>
      <text:p text:style-name="P1">Se o número de ingresso for inexistente, a mensagem «NÚMERO DE INGRESSO INEXISTENTE» será mostrada, devendo o usuário clicar no botão Ok para voltar ao sistema de menus.</text:p>
      <text:p text:style-name="P1">Após a digitação de um código de ingresso existente, o aplicativo Ticplus irá recuperar os dados relacionados ao ingresso da base de dados local (conforme atualização to terminal, ver Tela Inicial); e mostrará uma tela de confirmação e digitação de quantidade.</text:p>
      <text:p text:style-name="P1"><draw:rect text:anchor-type="paragraph" draw:z-index="18" draw:style-name="gr1" draw:text-style-name="P11" svg:width="7.7cm" svg:height="5.349cm" svg:x="3.406cm" svg:y="0.125cm"><text:p/></draw:rect></text:p>
      <text:p text:style-name="P1"><draw:rect text:anchor-type="paragraph" draw:z-index="19" draw:style-name="gr2" draw:text-style-name="P11" svg:width="3.024cm" svg:height="0.837cm" svg:x="3.859cm" svg:y="-0.081cm"><text:p text:style-name="P11">Código Ingresso</text:p></draw:rect><draw:rect text:anchor-type="paragraph" draw:z-index="20" draw:style-name="gr3" draw:text-style-name="P11" svg:width="3.439cm" svg:height="0.837cm" svg:x="6.883cm" svg:y="-0.081cm"><text:p text:style-name="P11">dsfds-*9988</text:p></draw:rect></text:p>
      <text:p text:style-name="P1"><draw:rect text:anchor-type="paragraph" draw:z-index="21" draw:style-name="gr2" draw:text-style-name="P11" svg:width="3.024cm" svg:height="0.837cm" svg:x="3.859cm" svg:y="0.056cm"><text:p text:style-name="P11">Nome Evento</text:p></draw:rect><draw:rect text:anchor-type="paragraph" draw:z-index="22" draw:style-name="gr3" draw:text-style-name="P11" svg:width="3.439cm" svg:height="0.837cm" svg:x="6.883cm" svg:y="0.056cm"><text:p text:style-name="P11">SHOW</text:p></draw:rect></text:p>
      <text:p text:style-name="P1"><draw:rect text:anchor-type="paragraph" draw:z-index="23" draw:style-name="gr2" draw:text-style-name="P11" svg:width="3.024cm" svg:height="0.837cm" svg:x="3.859cm" svg:y="0.194cm"><text:p text:style-name="P11">Valor Ingresso</text:p></draw:rect><draw:rect text:anchor-type="paragraph" draw:z-index="24" draw:style-name="gr3" draw:text-style-name="P11" svg:width="3.439cm" svg:height="0.837cm" svg:x="6.883cm" svg:y="0.194cm"><text:p text:style-name="P11">100 Reais</text:p></draw:rect></text:p>
      <text:p text:style-name="P1"><draw:rect text:anchor-type="paragraph" draw:z-index="25" draw:style-name="gr2" draw:text-style-name="P11" svg:width="3.024cm" svg:height="0.837cm" svg:x="3.859cm" svg:y="0.332cm"><text:p text:style-name="P11">Quantidade</text:p></draw:rect><draw:rect text:anchor-type="paragraph" draw:z-index="26" draw:style-name="gr3" draw:text-style-name="P11" svg:width="3.439cm" svg:height="0.837cm" svg:x="6.883cm" svg:y="0.332cm"><text:p text:style-name="P11">___</text:p></draw:rect></text:p>
      <text:p text:style-name="P1"/>
      <text:p text:style-name="P1"><draw:rect text:anchor-type="paragraph" draw:z-index="27" draw:style-name="gr4" draw:text-style-name="P11" svg:width="2.059cm" svg:height="0.77cm" svg:x="4.845cm" svg:y="0.099cm"><text:p text:style-name="P11">OK</text:p></draw:rect><draw:rect text:anchor-type="paragraph" draw:z-index="28" draw:style-name="gr4" draw:text-style-name="P11" svg:width="2.059cm" svg:height="0.77cm" svg:x="7.611cm" svg:y="0.099cm"><text:p text:style-name="P11">Retornar</text:p></draw:rect></text:p>
      <text:p text:style-name="P1"/>
      <text:p text:style-name="P1"/>
      <text:p text:style-name="P1">Uma vez digitado a quantidade e clicado no botão Ok, o aplicativo Ticplus irá se conectar ao servidor, enviar a requisição de venda, obter o retorno e efetivar a impressão dos ingressos.</text:p>
      <text:p text:style-name="P1">Após a impressão dos ingressos, os dados retornados pelo servidor serão descartados, e o POS retornará ao menu da Tela Venda.</text:p>
      <text:p text:style-name="P1">A requisição da venda será efetivada via HTTP PUT para uma URL a ser definida (ex: <text:s/><text:a xlink:type="simple" xlink:href="https://www.ticplus.com/api/Venda?t=853002020&amp;operador=15&amp;codIngresso=1408qtd=2&amp;valor=55.00">https://www.ticplus.com/api/Venda?t=853002020&amp;operador=15&amp;codIngresso=1408qtd=2&amp;valor=55.00</text:a><text:span text:style-name="T1">).</text:span></text:p>
      <text:p text:style-name="P1">Se a requisição da venda, ou qualquer outra requisição ao servidor, falhar, ou o POS perder a <text:soft-page-break/>conexão, a mensagem «ERROR DE CONEXÃO» será mostrada e o usuário deverá confirmar clicando o botão Ok para voltar ao sistema de menus.</text:p>
      <text:h text:style-name="Heading_20_4" text:outline-level="4">Tela Relatórios</text:h>
      <text:p text:style-name="Text_20_body">Vários relatórios estão disponíveis:</text:p>
      <text:p text:style-name="Text_20_body"><draw:rect text:anchor-type="paragraph" draw:z-index="29" draw:style-name="gr1" draw:text-style-name="P11" svg:width="7.541cm" svg:height="7.705cm" svg:x="3.406cm" svg:y="0.213cm"><text:p/></draw:rect></text:p>
      <text:p text:style-name="Text_20_body"><draw:rect text:anchor-type="paragraph" draw:z-index="30" draw:style-name="gr2" draw:text-style-name="P11" svg:width="6.51cm" svg:height="0.953cm" svg:x="3.944cm" svg:y="-0.134cm"><text:p text:style-name="P11">Ingressos disponíveis</text:p></draw:rect></text:p>
      <text:p text:style-name="Text_20_body"><draw:rect text:anchor-type="paragraph" draw:z-index="31" draw:style-name="gr2" draw:text-style-name="P11" svg:width="6.51cm" svg:height="0.953cm" svg:x="3.944cm" svg:y="0.429cm"><text:p text:style-name="P11">Relatório vendas diárias</text:p></draw:rect></text:p>
      <text:p text:style-name="Text_20_body"/>
      <text:p text:style-name="Text_20_body"><draw:rect text:anchor-type="paragraph" draw:z-index="32" draw:style-name="gr2" draw:text-style-name="P11" svg:width="6.51cm" svg:height="0.953cm" svg:x="3.944cm" svg:y="0.291cm"><text:p text:style-name="P11">Relatório vendas por período</text:p></draw:rect></text:p>
      <text:p text:style-name="Text_20_body"/>
      <text:p text:style-name="Text_20_body"><draw:rect text:anchor-type="paragraph" draw:z-index="33" draw:style-name="gr2" draw:text-style-name="P11" svg:width="6.51cm" svg:height="0.953cm" svg:x="3.944cm" svg:y="0.152cm"><text:p text:style-name="P11">Último pedido impresso</text:p></draw:rect></text:p>
      <text:p text:style-name="Text_20_body"/>
      <text:p text:style-name="Text_20_body"><draw:rect text:anchor-type="paragraph" draw:z-index="34" draw:style-name="gr2" draw:text-style-name="P11" svg:width="6.51cm" svg:height="0.953cm" svg:x="3.944cm" svg:y="0.014cm"><text:p text:style-name="P11">Cancelar última impressão</text:p></draw:rect></text:p>
      <text:p text:style-name="Text_20_body"/>
      <text:p text:style-name="Text_20_body"><draw:rect text:anchor-type="paragraph" draw:z-index="35" draw:style-name="gr4" draw:text-style-name="P11" svg:width="2.059cm" svg:height="0.77cm" svg:x="6.135cm" svg:y="-0.132cm"><text:p text:style-name="P11">Retornar</text:p></draw:rect></text:p>
      <text:p text:style-name="Text_20_body"/>
      <text:p text:style-name="Text_20_body">A. Ingressos disponíveis. Irá imprimir a relação dos códigos dos ingressos e seus valores, conforme as informações presentes na base de dados local.</text:p>
      <text:p text:style-name="Text_20_body">B. Relatório vendas diárias. Enviará requisição ao servidor e retornará com um xml para impressão.</text:p>
      <text:p text:style-name="Text_20_body">C. Relatório vendas por período. Idem acima.</text:p>
      <text:p text:style-name="Text_20_body">D. Último pedido impresso. Idem acima.</text:p>
      <text:p text:style-name="Text_20_body">E. Cancelar última impressão. Enviará requisição ao servidor para cancelar a última venda.</text:p>
      <text:p text:style-name="Text_20_body">O protocolo para efetuar as requisições em B, C, D e E será HTTP. Se a requisição falhar, ou o POS perder a conexão, a mensagem «ERROR DE CONEXÃO» será mostrada e o usuário deverá confirmar clicando o botão Ok para voltar ao sistema de menu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Notas técnicas</text:h>
      <text:p text:style-name="Text_20_body">O SDK da Verix precisa ser instalado no PC de desenvolvimento, assim como o RVDS de ARM. Este último devendo se conectar ao servidor de licenças remoto da SKYTEF: <text:a xlink:type="simple" xlink:href="mailto:2700@189.20.244.242">2700@189.20.244.242</text:a>.</text:p>
      <text:p text:style-name="Text_20_body">O sistema de build usa o programa NMAKE, o qual também precisa ser instalado.</text:p>
      <text:p text:style-name="Text_20_body">Uma vez compilado o binario do aplicativo Ticplus, este há de ser assinado por um aplicativo Java fornecido pela SKYTEF. Tanto o binario como a assinatura serão baixados juntamente no POS.</text:p>
      <text:p text:style-name="Text_20_body">O SDK da Verix não fornece uma biblioteca de protocolos de aplicação (p.ex HTTP). Estes devem ser desenvolvidos acima da biblioteca TCP/IP.</text:p>
      <text:p text:style-name="Text_20_body">As APIs para desenvolver Menus estão elencadas no apartado «Console Device», pág 35 do Programmer's Manual.</text:p>
      <text:p text:style-name="Text_20_body">Para configurar as conexões Ethernet e GPRS, podemos usar as rotinas da biblioteca TCP/IP, elencadas na TCP/IP Library Programmer´s Guid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Planificação do projeto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Tela Inicial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/>* Efetuar configuração Ethernet e GPRS. </text:p>
          </table:table-cell>
          <table:table-cell table:style-name="Tableau1.B2" office:value-type="string">
            <text:p text:style-name="Table_20_Contents">40h</text:p>
          </table:table-cell>
        </table:table-row>
        <table:table-row>
          <table:table-cell table:style-name="Tableau1.A2" office:value-type="string">
            <text:p text:style-name="Table_20_Contents"><text:s/>* Desenvolver biblioteca HTTP (somente GET e PUT).</text:p>
          </table:table-cell>
          <table:table-cell table:style-name="Tableau1.B2" office:value-type="string">
            <text:p text:style-name="Table_20_Contents">40h</text:p>
          </table:table-cell>
        </table:table-row>
        <table:table-row>
          <table:table-cell table:style-name="Tableau1.A2" office:value-type="string">
            <text:p text:style-name="Table_20_Contents"><text:s/>* Desenvolver biblioteca de base de dados.</text:p>
          </table:table-cell>
          <table:table-cell table:style-name="Tableau1.B2" office:value-type="string">
            <text:p text:style-name="Table_20_Contents">40h</text:p>
          </table:table-cell>
        </table:table-row>
        <table:table-row>
          <table:table-cell table:style-name="Tableau1.A2" office:value-type="string">
            <text:p text:style-name="Table_20_Contents"><text:s/>* Baixar configurações do sistema e guardar em base de dados.</text:p>
          </table:table-cell>
          <table:table-cell table:style-name="Tableau1.B2" office:value-type="string">
            <text:p text:style-name="Table_20_Contents">16h</text:p>
          </table:table-cell>
        </table:table-row>
        <table:table-row>
          <table:table-cell table:style-name="Tableau1.A2" office:value-type="string">
            <text:p text:style-name="Table_20_Contents"><text:s/>* Sistema de menus.</text:p>
          </table:table-cell>
          <table:table-cell table:style-name="Tableau1.B2" office:value-type="string">
            <text:p text:style-name="Table_20_Contents">40h</text:p>
          </table:table-cell>
        </table:table-row>
        <table:table-row>
          <table:table-cell table:style-name="Tableau1.A2" office:value-type="string">
            <text:p text:style-name="Table_20_Contents"><text:s/>* Em caso de falha de conexão mostrar mensagem de erro.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/>* Construir tela de login.</text:p>
          </table:table-cell>
          <table:table-cell table:style-name="Tableau1.B2" office:value-type="string">
            <text:p text:style-name="Table_20_Contents">8h</text:p>
          </table:table-cell>
        </table:table-row>
        <table:table-row>
          <table:table-cell table:style-name="Tableau1.A2" office:value-type="string">
            <text:p text:style-name="Table_20_Contents"><text:s/>* Recuperar informações de usuário da base de dados.</text:p>
          </table:table-cell>
          <table:table-cell table:style-name="Tableau1.B2" office:value-type="string">
            <text:p text:style-name="Table_20_Contents">4h</text:p>
          </table:table-cell>
        </table:table-row>
        <table:table-row>
          <table:table-cell table:style-name="Tableau1.A2" office:value-type="string">
            <text:p text:style-name="Table_20_Contents"><text:s/>* Caso digitar operador errôneo mostrar mensagem. 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Text_20_body">Tela de venda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ext_20_body"><text:s/>* Construir tela de digitação de número de ingresso.</text:p>
          </table:table-cell>
          <table:table-cell table:style-name="Tableau1.B2" office:value-type="string">
            <text:p text:style-name="Table_20_Contents">4h</text:p>
          </table:table-cell>
        </table:table-row>
        <table:table-row>
          <table:table-cell table:style-name="Tableau1.A2" office:value-type="string">
            <text:p text:style-name="Text_20_body"><text:s/>* Caso número de ingresso seja equivocado mostrar mensagem.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Text_20_body"><text:s/>* Construir tela de confirmação e digitação de quantidade.</text:p>
          </table:table-cell>
          <table:table-cell table:style-name="Tableau1.B2" office:value-type="string">
            <text:p text:style-name="Table_20_Contents">8h</text:p>
          </table:table-cell>
        </table:table-row>
        <table:table-row>
          <table:table-cell table:style-name="Tableau1.A2" office:value-type="string">
            <text:p text:style-name="Text_20_body">* Efetuar requisição de venda ao servidor via HTTP.</text:p>
          </table:table-cell>
          <table:table-cell table:style-name="Tableau1.B2" office:value-type="string">
            <text:p text:style-name="Table_20_Contents">4h</text:p>
          </table:table-cell>
        </table:table-row>
        <table:table-row>
          <table:table-cell table:style-name="Tableau1.A2" office:value-type="string">
            <text:p text:style-name="Text_20_body">* Caso requisição falhar mostrar mensagem.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Text_20_body">Tela relatório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ext_20_body"><text:s/>* Construir tela de relatórios.</text:p>
          </table:table-cell>
          <table:table-cell table:style-name="Tableau1.B2" office:value-type="string">
            <text:p text:style-name="Table_20_Contents">8h</text:p>
          </table:table-cell>
        </table:table-row>
        <table:table-row>
          <table:table-cell table:style-name="Tableau1.A2" office:value-type="string">
            <text:p text:style-name="Text_20_body"><text:s/>* Imprimir ingressos disponíveis, a partir de informações da base de dados local.</text:p>
          </table:table-cell>
          <table:table-cell table:style-name="Tableau1.B2" office:value-type="string">
            <text:p text:style-name="Table_20_Contents">8h</text:p>
          </table:table-cell>
        </table:table-row>
        <table:table-row>
          <table:table-cell table:style-name="Tableau1.A2" office:value-type="string">
            <text:p text:style-name="Text_20_body"><text:s/>* Relatório vendas diárias, a partir de requisição ao servidor.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Text_20_body"><text:s/>* Relatório vendas por período, idem acima.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Text_20_body"><text:s/>* Último pedido impresso, idem acima.</text:p>
          </table:table-cell>
          <table:table-cell table:style-name="Tableau1.B2" office:value-type="string">
            <text:p text:style-name="Table_20_Contents">2h</text:p>
          </table:table-cell>
        </table:table-row>
        <text:soft-page-break/>
        <table:table-row>
          <table:table-cell table:style-name="Tableau1.A2" office:value-type="string">
            <text:p text:style-name="Text_20_body"><text:s/>* Cancelar última impressão.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Text_20_body"><text:s/>* Caso requisição falhar mostrar mensagem.</text:p>
          </table:table-cell>
          <table:table-cell table:style-name="Tableau1.B2" office:value-type="string">
            <text:p text:style-name="Table_20_Contents">2h</text:p>
          </table:table-cell>
        </table:table-row>
        <table:table-row>
          <table:table-cell table:style-name="Tableau1.A2" office:value-type="string">
            <text:p text:style-name="P3">TOTAL</text:p>
          </table:table-cell>
          <table:table-cell table:style-name="Tableau1.B2" office:value-type="string">
            <text:p text:style-name="Table_20_Contents">238h 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><text:line-break/></text:p>
      <text:p text:style-name="Text_20_body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4T22:11:37.84</meta:creation-date>
    <dc:date>2012-12-17T20:50:21.20</dc:date>
    <meta:editing-duration>PT9H50M32S</meta:editing-duration>
    <meta:editing-cycles>29</meta:editing-cycles>
    <meta:generator>OpenOffice.org/3.3$Win32 OpenOffice.org_project/330m20$Build-9567</meta:generator>
    <meta:document-statistic meta:table-count="1" meta:image-count="0" meta:object-count="0" meta:page-count="7" meta:paragraph-count="128" meta:word-count="909" meta:character-count="5683"/>
  </office:meta>
</office:document-meta>
</file>